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2ba449" style:font-size-asian="11pt" style:font-size-complex="11pt"/>
    </style:style>
    <style:style style:name="P3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310ce2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fo:font-style="normal" officeooo:rsid="0403697f" style:font-style-asian="normal" style:font-style-complex="normal"/>
    </style:style>
    <style:style style:name="T51" style:family="text">
      <style:text-properties fo:font-style="normal" officeooo:rsid="0403ca2b" style:font-style-asian="normal" style:font-style-complex="normal"/>
    </style:style>
    <style:style style:name="T52" style:family="text">
      <style:text-properties fo:font-style="normal" officeooo:rsid="040536a6" style:font-style-asian="normal" style:font-style-complex="normal"/>
    </style:style>
    <style:style style:name="T53" style:family="text">
      <style:text-properties fo:font-style="normal" officeooo:rsid="00056c95" style:font-style-asian="normal" style:font-style-complex="normal"/>
    </style:style>
    <style:style style:name="T54" style:family="text">
      <style:text-properties fo:font-style="normal" officeooo:rsid="0407eb0d" style:font-style-asian="normal" style:font-style-complex="normal"/>
    </style:style>
    <style:style style:name="T55" style:family="text">
      <style:text-properties fo:font-style="normal" officeooo:rsid="040825ca" style:font-style-asian="normal" style:font-style-complex="normal"/>
    </style:style>
    <style:style style:name="T56" style:family="text">
      <style:text-properties fo:font-style="normal" officeooo:rsid="040897f3" style:font-style-asian="normal" style:font-style-complex="normal"/>
    </style:style>
    <style:style style:name="T57" style:family="text">
      <style:text-properties fo:font-style="normal" officeooo:rsid="04091e9a" style:font-style-asian="normal" style:font-style-complex="normal"/>
    </style:style>
    <style:style style:name="T58" style:family="text">
      <style:text-properties fo:font-style="normal" officeooo:rsid="040a0c4b" style:font-style-asian="normal" style:font-style-complex="normal"/>
    </style:style>
    <style:style style:name="T59" style:family="text">
      <style:text-properties fo:font-style="normal" officeooo:rsid="040a812c" style:font-style-asian="normal" style:font-style-complex="normal"/>
    </style:style>
    <style:style style:name="T60" style:family="text">
      <style:text-properties fo:font-style="normal" officeooo:rsid="040a8fc2" style:font-style-asian="normal" style:font-style-complex="normal"/>
    </style:style>
    <style:style style:name="T61" style:family="text">
      <style:text-properties fo:font-style="normal" officeooo:rsid="040c72c1" style:font-style-asian="normal" style:font-style-complex="normal"/>
    </style:style>
    <style:style style:name="T62" style:family="text">
      <style:text-properties fo:font-style="normal" officeooo:rsid="040ce002" style:font-style-asian="normal" style:font-style-complex="normal"/>
    </style:style>
    <style:style style:name="T63" style:family="text">
      <style:text-properties fo:font-style="normal" officeooo:rsid="040d3f15" style:font-style-asian="normal" style:font-style-complex="normal"/>
    </style:style>
    <style:style style:name="T64" style:family="text">
      <style:text-properties fo:font-style="normal" officeooo:rsid="040e1d3f" style:font-style-asian="normal" style:font-style-complex="normal"/>
    </style:style>
    <style:style style:name="T65" style:family="text">
      <style:text-properties fo:font-style="normal" officeooo:rsid="040edd2e" style:font-style-asian="normal" style:font-style-complex="normal"/>
    </style:style>
    <style:style style:name="T66" style:family="text">
      <style:text-properties fo:font-style="normal" officeooo:rsid="040f6cc0" style:font-style-asian="normal" style:font-style-complex="normal"/>
    </style:style>
    <style:style style:name="T67" style:family="text">
      <style:text-properties fo:font-style="normal" officeooo:rsid="040fbe34" style:font-style-asian="normal" style:font-style-complex="normal"/>
    </style:style>
    <style:style style:name="T68" style:family="text">
      <style:text-properties fo:font-style="normal" officeooo:rsid="04104dff" style:font-style-asian="normal" style:font-style-complex="normal"/>
    </style:style>
    <style:style style:name="T69" style:family="text">
      <style:text-properties fo:font-style="normal" officeooo:rsid="041150a5" style:font-style-asian="normal" style:font-style-complex="normal"/>
    </style:style>
    <style:style style:name="T70" style:family="text">
      <style:text-properties fo:font-style="normal" officeooo:rsid="041296e8" style:font-style-asian="normal" style:font-style-complex="normal"/>
    </style:style>
    <style:style style:name="T71" style:family="text">
      <style:text-properties fo:font-style="normal" officeooo:rsid="04132772" style:font-style-asian="normal" style:font-style-complex="normal"/>
    </style:style>
    <style:style style:name="T72" style:family="text">
      <style:text-properties fo:font-style="normal" officeooo:rsid="0413a7e7" style:font-style-asian="normal" style:font-style-complex="normal"/>
    </style:style>
    <style:style style:name="T73" style:family="text">
      <style:text-properties fo:font-style="normal" officeooo:rsid="0414b511" style:font-style-asian="normal" style:font-style-complex="normal"/>
    </style:style>
    <style:style style:name="T74" style:family="text">
      <style:text-properties fo:font-style="normal" officeooo:rsid="0415a8b2" style:font-style-asian="normal" style:font-style-complex="normal"/>
    </style:style>
    <style:style style:name="T75" style:family="text">
      <style:text-properties fo:font-style="normal" officeooo:rsid="04169f4f" style:font-style-asian="normal" style:font-style-complex="normal"/>
    </style:style>
    <style:style style:name="T76" style:family="text">
      <style:text-properties fo:font-style="normal" officeooo:rsid="0417d0f9" style:font-style-asian="normal" style:font-style-complex="normal"/>
    </style:style>
    <style:style style:name="T77" style:family="text">
      <style:text-properties fo:font-style="normal" officeooo:rsid="0419078e" style:font-style-asian="normal" style:font-style-complex="normal"/>
    </style:style>
    <style:style style:name="T78" style:family="text">
      <style:text-properties fo:font-style="normal" officeooo:rsid="041aea8d" style:font-style-asian="normal" style:font-style-complex="normal"/>
    </style:style>
    <style:style style:name="T79" style:family="text">
      <style:text-properties fo:font-style="normal" officeooo:rsid="041c38c1" style:font-style-asian="normal" style:font-style-complex="normal"/>
    </style:style>
    <style:style style:name="T80" style:family="text">
      <style:text-properties fo:font-style="normal" officeooo:rsid="041ee881" style:font-style-asian="normal" style:font-style-complex="normal"/>
    </style:style>
    <style:style style:name="T81" style:family="text">
      <style:text-properties fo:font-style="normal" officeooo:rsid="0420906c" style:font-style-asian="normal" style:font-style-complex="normal"/>
    </style:style>
    <style:style style:name="T82" style:family="text">
      <style:text-properties fo:font-style="normal" officeooo:rsid="04218ff0" style:font-style-asian="normal" style:font-style-complex="normal"/>
    </style:style>
    <style:style style:name="T83" style:family="text">
      <style:text-properties fo:font-style="normal" officeooo:rsid="0421a8f0" style:font-style-asian="normal" style:font-style-complex="normal"/>
    </style:style>
    <style:style style:name="T84" style:family="text">
      <style:text-properties fo:font-style="normal" officeooo:rsid="04221113" style:font-style-asian="normal" style:font-style-complex="normal"/>
    </style:style>
    <style:style style:name="T85" style:family="text">
      <style:text-properties fo:font-style="normal" officeooo:rsid="0422e82d" style:font-style-asian="normal" style:font-style-complex="normal"/>
    </style:style>
    <style:style style:name="T86" style:family="text">
      <style:text-properties fo:font-style="normal" officeooo:rsid="042483d9" style:font-style-asian="normal" style:font-style-complex="normal"/>
    </style:style>
    <style:style style:name="T87" style:family="text">
      <style:text-properties fo:font-style="normal" officeooo:rsid="0425a123" style:font-style-asian="normal" style:font-style-complex="normal"/>
    </style:style>
    <style:style style:name="T88" style:family="text">
      <style:text-properties fo:font-style="normal" officeooo:rsid="04272188" style:font-style-asian="normal" style:font-style-complex="normal"/>
    </style:style>
    <style:style style:name="T89" style:family="text">
      <style:text-properties fo:font-style="normal" officeooo:rsid="0427585a" style:font-style-asian="normal" style:font-style-complex="normal"/>
    </style:style>
    <style:style style:name="T90" style:family="text">
      <style:text-properties fo:font-style="normal" officeooo:rsid="0428dc34" style:font-style-asian="normal" style:font-style-complex="normal"/>
    </style:style>
    <style:style style:name="T91" style:family="text">
      <style:text-properties fo:font-style="normal" officeooo:rsid="042a9341" style:font-style-asian="normal" style:font-style-complex="normal"/>
    </style:style>
    <style:style style:name="T92" style:family="text">
      <style:text-properties fo:font-style="normal" officeooo:rsid="042ac087" style:font-style-asian="normal" style:font-style-complex="normal"/>
    </style:style>
    <style:style style:name="T93" style:family="text">
      <style:text-properties fo:font-style="normal" officeooo:rsid="042ba449" style:font-style-asian="normal" style:font-style-complex="normal"/>
    </style:style>
    <style:style style:name="T94" style:family="text">
      <style:text-properties fo:font-style="normal" officeooo:rsid="042e91af" style:font-style-asian="normal" style:font-style-complex="normal"/>
    </style:style>
    <style:style style:name="T95" style:family="text">
      <style:text-properties fo:font-style="normal" officeooo:rsid="042f626c" style:font-style-asian="normal" style:font-style-complex="normal"/>
    </style:style>
    <style:style style:name="T96" style:family="text">
      <style:text-properties fo:font-style="normal" officeooo:rsid="04310ce2" style:font-style-asian="normal" style:font-style-complex="normal"/>
    </style:style>
    <style:style style:name="T97" style:family="text">
      <style:text-properties fo:font-style="normal" officeooo:rsid="04314803" style:font-style-asian="normal" style:font-style-complex="normal"/>
    </style:style>
    <style:style style:name="T98" style:family="text">
      <style:text-properties fo:font-style="normal" officeooo:rsid="043175c2" style:font-style-asian="normal" style:font-style-complex="normal"/>
    </style:style>
    <style:style style:name="T99" style:family="text">
      <style:text-properties fo:font-style="normal" officeooo:rsid="0434eea8" style:font-style-asian="normal" style:font-style-complex="normal"/>
    </style:style>
    <style:style style:name="T100" style:family="text">
      <style:text-properties fo:font-style="normal" officeooo:rsid="0436536b" style:font-style-asian="normal" style:font-style-complex="normal"/>
    </style:style>
    <style:style style:name="T101" style:family="text">
      <style:text-properties fo:font-style="normal" officeooo:rsid="0436f82a" style:font-style-asian="normal" style:font-style-complex="normal"/>
    </style:style>
    <style:style style:name="T102" style:family="text">
      <style:text-properties officeooo:rsid="000a14f6"/>
    </style:style>
    <style:style style:name="T103" style:family="text">
      <style:text-properties officeooo:rsid="005714b7"/>
    </style:style>
    <style:style style:name="T104" style:family="text">
      <style:text-properties officeooo:rsid="00880dbe"/>
    </style:style>
    <style:style style:name="T105" style:family="text">
      <style:text-properties officeooo:rsid="007c6d62"/>
    </style:style>
    <style:style style:name="T106" style:family="text">
      <style:text-properties officeooo:rsid="01e21ff5"/>
    </style:style>
    <style:style style:name="T107" style:family="text">
      <style:text-properties officeooo:rsid="0233449b"/>
    </style:style>
    <style:style style:name="T108" style:family="text">
      <style:text-properties officeooo:rsid="02317916"/>
    </style:style>
    <style:style style:name="T109" style:family="text">
      <style:text-properties officeooo:rsid="02867bcd"/>
    </style:style>
    <style:style style:name="T110" style:family="text">
      <style:text-properties officeooo:rsid="0063a409"/>
    </style:style>
    <style:style style:name="T111" style:family="text">
      <style:text-properties officeooo:rsid="034a2232"/>
    </style:style>
    <style:style style:name="T112" style:family="text">
      <style:text-properties officeooo:rsid="0387836c"/>
    </style:style>
    <style:style style:name="T113" style:family="text">
      <style:text-properties officeooo:rsid="03a5b103"/>
    </style:style>
    <style:style style:name="T114" style:family="text">
      <style:text-properties officeooo:rsid="03a5e499"/>
    </style:style>
    <style:style style:name="T115" style:family="text">
      <style:text-properties style:font-name="EB Garamond 12 All SC" fo:font-style="normal" officeooo:rsid="03ab3c01" style:font-style-asian="normal" style:font-style-complex="normal"/>
    </style:style>
    <style:style style:name="T116" style:family="text">
      <style:text-properties style:font-name="EB Garamond 12 All SC" fo:font-style="normal" officeooo:rsid="03ad0f49" style:font-style-asian="normal" style:font-style-complex="normal"/>
    </style:style>
    <style:style style:name="T117" style:family="text">
      <style:text-properties officeooo:rsid="03b4652d"/>
    </style:style>
    <style:style style:name="T118" style:family="text">
      <style:text-properties officeooo:rsid="03b75219"/>
    </style:style>
    <style:style style:name="T119" style:family="text">
      <style:text-properties officeooo:rsid="03b7a900"/>
    </style:style>
    <style:style style:name="T120" style:family="text">
      <style:text-properties officeooo:rsid="03bc49f5"/>
    </style:style>
    <style:style style:name="T121" style:family="text">
      <style:text-properties officeooo:rsid="03dfb49a"/>
    </style:style>
    <style:style style:name="T122" style:family="text">
      <style:text-properties officeooo:rsid="023d18e5"/>
    </style:style>
    <style:style style:name="T123" style:family="text">
      <style:text-properties officeooo:rsid="0395da91"/>
    </style:style>
    <style:style style:name="T124" style:family="text">
      <style:text-properties officeooo:rsid="00836784"/>
    </style:style>
    <style:style style:name="T125" style:family="text">
      <style:text-properties officeooo:rsid="036e95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117">Esser-</text:span>Skala, 201<text:span text:style-name="T109">8</text:span></text:p>
      <text:p text:style-name="P22"/>
      <text:p text:style-name="P22"/>
      <text:p text:style-name="P17">© 201<text:span text:style-name="T109">8</text:span> by Wolfgang <text:span text:style-name="T117">Esser-</text:span>Skala. This edition is licensed under the<text:span text:style-name="T111"><text:line-break/></text:span>Creative Commons Attribution<text:span text:style-name="T104">-NonCommercial-ShareAlike</text:span> 4.0 International License.<text:span text:style-name="T111"><text:line-break/></text:span>To view a copy of this license, visit http://creativecommons.org/licenses/by<text:span text:style-name="T105">-nc-sa</text:span>/4.0/.</text:p>
      <text:p text:style-name="P16"/>
      <text:p text:style-name="P18">Music engraving by LilyPond 2.18.0 (http://www.lilypond.org).<text:span text:style-name="T103"><text:line-break/>Front matter</text:span> typeset with EB Garamond (http://www.georgduffner.at/ebgaramond).</text:p>
      <text:p text:style-name="P22"/>
      <text:p text:style-name="P15">First <text:span text:style-name="T106">version</text:span>, <text:span text:style-name="T121">Novem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11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113">21</text:span>).</text:p>
      <text:p text:style-name="P3"/>
      <text:p text:style-name="P4">In general, this edition closely follows the <text:span text:style-name="T112">manuscript</text:span>. Any changes <text:span text:style-name="T102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4">i n t r o i t u s</text:p>
      <text:p text:style-name="P5"/>
      <text:p text:style-name="P12"><text:span text:style-name="T1">Bar<text:tab/>Staff<text:tab/>Note</text:span><text:span text:style-name="T16"><text:tab/></text:span><text:span text:style-name="T18"><text:line-break/></text:span><text:span text:style-name="T24">40<text:tab/>A</text:span><text:span text:style-name="T53"><text:note text:id="ftn1" text:note-class="footnote"><text:note-citation>1</text:note-citation><text:note-body><text:p text:style-name="P26">Abbreviations: A, alto; B, bass;<text:span text:style-name="T122"> cor, horn; fl, flute; Ms, manuscript; o</text:span>rg, basses and organ; <text:span text:style-name="T122">r, rest;</text:span> S,<text:span text:style-name="T123"> </text:span>soprano; T<text:span text:style-name="T124">, </text:span>tenor; <text:span text:style-name="T125">tr, trumpet; vl</text:span>, violin;<text:span text:style-name="T125"> vla, viola; vlc, violoncello</text:span>.</text:p></text:note-body></text:note></text:span><text:span text:style-name="T24">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/text:span></text:p>
      <text:p text:style-name="P12"/>
      <text:p text:style-name="P12"><text:span text:style-name="T19"><text:line-break/><text:line-break/></text:span><text:span text:style-name="T115">k y r i e</text:span></text:p>
      <text:p text:style-name="P6"/>
      <text:p text:style-name="P11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0"><text:span text:style-name="T20"><text:line-break/><text:line-break/></text:span><text:span text:style-name="T116">s e q u e n t i a</text:span></text:p>
      <text:p text:style-name="P7"/>
      <text:p text:style-name="P31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50">136<text:tab/>vla<text:tab/>2nd/3rd quarter in Ms unison with org<text:line-break/></text:span><text:span text:style-name="T49">145f<text:tab/>vl 1, 2<text:tab/></text:span><text:span text:style-name="T40">Tremolo repeats missing in Ms.</text:span><text:span text:style-name="T52"><text:line-break/>178<text:tab/>tr<text:tab/>1st eighth in Ms: f″8</text:span><text:span text:style-name="T49"><text:line-break/></text:span><text:span text:style-name="T48">226<text:tab/>org<text:tab/>bar in Ms: b8–b8–b8–b8–b8–b8</text:span><text:span text:style-name="T51"><text:line-break/></text:span><text:soft-page-break/><text:span text:style-name="T51">241f<text:tab/>vla<text:tab/>bars in Ms: gis</text:span><text:bookmark-start text:name="__DdeLink__295_1383307511"/><text:span text:style-name="T51">′</text:span><text:bookmark-end text:name="__DdeLink__295_1383307511"/><text:span text:style-name="T51">4–a′4–a4–dis′4–dis4–r4</text:span><text:span text:style-name="T54"><text:line-break/><text:line-break/>243–376<text:tab/>org<text:tab/>In the Ms, bass figures only appear in the following bars:<text:line-break/><text:tab/><text:tab/>245–248, 262–267, 273–277, 293, 297, 300, 324–331,<text:line-break/><text:tab/><text:tab/>335–340, 344–350, and 353.<text:line-break/><text:tab/><text:tab/>The remaining bass figures were added by the editor.</text:span><text:span text:style-name="T55"><text:line-break/></text:span><text:span text:style-name="T62">265<text:tab/>vla<text:tab/>2nd quarter in Ms: g</text:span><text:span text:style-name="T63">4</text:span><text:span text:style-name="T62"><text:line-break/></text:span><text:span text:style-name="T55">290<text:tab/>vl 1<text:tab/>1st quarter in Ms: fis′8–e′8</text:span><text:span text:style-name="T58"><text:line-break/>290<text:tab/>vl 2<text:tab/></text:span><text:span text:style-name="T55">1st quarter in Ms: </text:span><text:span text:style-name="T58">d</text:span><text:span text:style-name="T55">′8–</text:span><text:span text:style-name="T58">cis</text:span><text:span text:style-name="T55">′8</text:span><text:span text:style-name="T56"><text:line-break/></text:span><text:span text:style-name="T57">345<text:tab/>S<text:tab/>bar in Ms: a′4–gis′8–r8</text:span><text:span text:style-name="T59"><text:line-break/>353<text:tab/>vl 2<text:tab/>2nd quarter in Ms</text:span><text:span text:style-name="T60">:</text:span><text:span text:style-name="T59"> g′4</text:span><text:span text:style-name="T57"><text:line-break/></text:span><text:span text:style-name="T56">356<text:tab/>org<text:tab/>bar in Ms: b8–b8–fis8–d8</text:span><text:span text:style-name="T61"><text:line-break/>360<text:tab/>vl 2<text:tab/>1st eighth in Ms unison with vl 1<text:line-break/>362<text:tab/>vl 2<text:tab/>1st eighth in Ms unison with vl 1</text:span><text:span text:style-name="T64"><text:line-break/><text:line-break/></text:span><text:span text:style-name="T71">383<text:tab/>vla<text:tab/>1st half of bar in Ms: g4–bis4<text:line-break/></text:span><text:span text:style-name="T66">393<text:tab/>B<text:tab/>3rd quarter in Ms: D4</text:span><text:span text:style-name="T67"><text:line-break/>398<text:tab/>vl</text:span><text:span text:style-name="T68"> 2</text:span><text:span text:style-name="T67"><text:tab/>1st eighth in Ms: d′8</text:span><text:span text:style-name="T68"><text:line-break/>403<text:tab/>vl 1<text:tab/>4th eighth in Ms: a′8</text:span><text:span text:style-name="T66"><text:line-break/></text:span><text:span text:style-name="T64">404<text:tab/>B<text:tab/>1st quarter in Ms: fis4</text:span><text:span text:style-name="T65"><text:line-break/>418<text:tab/>B<text:tab/>last eighth in Ms: fis8</text:span><text:span text:style-name="T69"><text:line-break/>422<text:tab/>A<text:tab/>2nd half of bar in Ms: e′2</text:span><text:span text:style-name="T70"><text:line-break/>424<text:tab/>vl 2<text:tab/>1st half of bar in Ms: d′8–d′8–cis′8–cis′8</text:span><text:span text:style-name="T72"><text:line-break/><text:line-break/>425–</text:span><text:span text:style-name="T73">55</text:span><text:span text:style-name="T76">1</text:span><text:span text:style-name="T72"><text:tab/>–<text:tab/>It is unclear whether the four upper bars denote<text:line-break/><text:tab/><text:tab/>two groups of violins or one group of flutes<text:line-break/><text:tab/><text:tab/>and one group of violins.</text:span><text:span text:style-name="T84"><text:line-break/>425–551<text:tab/>vla<text:tab/>Staff missing in Ms</text:span><text:span text:style-name="T74"><text:line-break/>425–55</text:span><text:span text:style-name="T76">1</text:span><text:span text:style-name="T74"><text:tab/>org<text:tab/></text:span><text:span text:style-name="T54">In the Ms, bass figures only appear in the following bars:<text:line-break/><text:tab/><text:tab/></text:span><text:span text:style-name="T74">449, 450, 469 to 475, 481, 49</text:span><text:span text:style-name="T77">9</text:span><text:span text:style-name="T74"> to 50</text:span><text:span text:style-name="T77">5</text:span><text:span text:style-name="T74">, and 5</text:span><text:span text:style-name="T77">10</text:span><text:span text:style-name="T74"> to 51</text:span><text:span text:style-name="T77">9</text:span><text:span text:style-name="T54">.<text:line-break/><text:tab/><text:tab/>The remaining bass figures were added by the editor.</text:span><text:span text:style-name="T75"><text:line-break/></text:span><text:span text:style-name="T82">427<text:tab/>vl 2<text:tab/>1st eighth in Ms: d′16–g′16<text:line-break/></text:span><text:span text:style-name="T80">429<text:tab/>vl 1<text:tab/>3rd eighth in Ms: e′8<text:line-break/></text:span><text:span text:style-name="T83">435<text:tab/>vl 2<text:tab/>1st eighth in Ms: f′8<text:line-break/></text:span><text:span text:style-name="T81">439<text:tab/>fl 1<text:tab/>last sixteenth in Ms: a″16<text:line-break/>439<text:tab/>fl 2<text:tab/>last sixteenth in Ms: f″16<text:line-break/></text:span><text:span text:style-name="T78">457<text:tab/>fl </text:span><text:span text:style-name="T79">2<text:tab/>bar missing in Ms<text:line-break/></text:span><text:span text:style-name="T78">4</text:span><text:span text:style-name="T79">9</text:span><text:span text:style-name="T78">7<text:tab/>fl </text:span><text:span text:style-name="T79">2<text:tab/>bar missing in Ms</text:span><text:span text:style-name="T78"><text:line-break/></text:span><text:span text:style-name="T75">503<text:tab/>org<text:tab/>bar in Ms: c8–c8–c8</text:span><text:span text:style-name="T18"><text:line-break/></text:span><text:span text:style-name="T17"><text:line-break/></text:span><text:span text:style-name="T101">557<text:tab/>vlc<text:tab/>bar in Ms: d′8–g′4–cis′8<text:line-break/></text:span><text:span text:style-name="T85">566<text:tab/>org<text:tab/>2nd quarter in Ms: bes8–r8</text:span><text:span text:style-name="T86"><text:line-break/>597<text:tab/>org<text:tab/>last eighth in Ms: A8</text:span><text:span text:style-name="T90"><text:line-break/></text:span><text:span text:style-name="T87">6</text:span><text:span text:style-name="T90">00</text:span><text:span text:style-name="T87">–6</text:span><text:span text:style-name="T90">02</text:span><text:span text:style-name="T87"><text:tab/>vla</text:span><text:span text:style-name="T94">, vlc</text:span><text:span text:style-name="T87"><text:tab/></text:span><text:span text:style-name="T40">Tremolo repeats missing in Ms.</text:span><text:span text:style-name="T95"><text:line-break/></text:span><text:span text:style-name="T93">6</text:span><text:span text:style-name="T95">04</text:span><text:span text:style-name="T87"><text:tab/>vla</text:span><text:span text:style-name="T95">, vlc</text:span><text:span text:style-name="T87"><text:tab/></text:span><text:span text:style-name="T40">Tremolo repeat missing in Ms.</text:span><text:span text:style-name="T87"><text:line-break/>616–618<text:tab/>vla<text:tab/></text:span><text:span text:style-name="T40">Tremolo repeats missing in Ms.</text:span><text:span text:style-name="T96"><text:line-break/></text:span><text:span text:style-name="T87">61</text:span><text:span text:style-name="T96">7f</text:span><text:span text:style-name="T87"><text:tab/>vl</text:span><text:span text:style-name="T96">c</text:span><text:span text:style-name="T87"><text:tab/></text:span><text:span text:style-name="T40">Tremolo repeats missing in Ms.</text:span><text:span text:style-name="T88"><text:line-break/>621<text:tab/>vla<text:tab/>last sixteenth in Ms: eis′16</text:span><text:span text:style-name="T91"><text:line-break/></text:span><text:span text:style-name="T87">6</text:span><text:span text:style-name="T91">31</text:span><text:span text:style-name="T87">–6</text:span><text:span text:style-name="T91">33</text:span><text:span text:style-name="T87"><text:tab/>vla</text:span><text:span text:style-name="T97">, vlc</text:span><text:span text:style-name="T87"><text:tab/></text:span><text:span text:style-name="T40">Tremolo repeats missing in Ms.</text:span><text:span text:style-name="T92"><text:line-break/></text:span><text:span text:style-name="T87">6</text:span><text:span text:style-name="T91">3</text:span><text:span text:style-name="T92">9f</text:span><text:span text:style-name="T87"><text:tab/>vla</text:span><text:span text:style-name="T98">, vlc</text:span><text:span text:style-name="T87"><text:tab/></text:span><text:span text:style-name="T40">Tremolo repeats missing in Ms.</text:span><text:span text:style-name="T99"><text:line-break/>685<text:tab/>vlc<text:tab/>3rd</text:span><text:span text:style-name="T100"> sixteenth in Ms: g16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108">wolfgang</text:span> (at) <text:span text:style-name="T107">esser-skala</text:span>.at<text:span text:style-name="T108"> or create an issue or pull request on the edition’s GitHub page (https://github.com/skafdasschaf/ galuppi-requiem-BurG-I-50)</text:span>. Your help will be greatly appreciated.</text:p>
      <text:p text:style-name="P13"/>
      <text:p text:style-name="P13"/>
      <text:p text:style-name="P13"><text:span text:style-name="T11">Salzburg, </text:span><text:span text:style-name="T21">November</text:span><text:span text:style-name="T11"> 201</text:span><text:span text:style-name="T12">8</text:span><text:line-break/>Wolfgang <text:span text:style-name="T117">Esser-</text:span>Skala</text:p>
      <text:p text:style-name="P28"><text:span text:style-name="T111"><text:line-break/></text:span>C O N T E N T S</text:p>
      <text:p text:style-name="P20"/>
      <text:p text:style-name="P19"/>
      <text:p text:style-name="P14">Introitus</text:p>
      <text:p text:style-name="P21"><text:tab/>1<text:span text:style-name="T114">.1</text:span><text:tab/><text:span text:style-name="T118">Requiem</text:span><text:tab/><text:span text:style-name="T120">2<text:line-break/><text:tab/>1.2<text:tab/>Te decet hymnus<text:tab/>4<text:line-break/><text:line-break/></text:span><text:span text:style-name="T3">Kyrie</text:span><text:span text:style-name="T118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119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17T21:27:31.411935437</dc:date>
    <dc:creator>Wolfgang Skala</dc:creator>
    <meta:editing-duration>P11DT5H56M31S</meta:editing-duration>
    <meta:editing-cycles>1000</meta:editing-cycles>
    <meta:generator>LibreOffice/4.2.8.2$Linux_X86_64 LibreOffice_project/420m0$Build-2</meta:generator>
    <meta:document-statistic meta:table-count="0" meta:image-count="1" meta:object-count="0" meta:page-count="5" meta:paragraph-count="20" meta:word-count="1003" meta:character-count="5063" meta:non-whitespace-character-count="4055"/>
  </office:meta>
</office:document-meta>
</file>